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2.54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201cm" fo:min-width="2.82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201cm" fo:min-width="4.7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0.09cm" svg:x1="16.95cm" svg:y1="3.6cm" svg:x2="4.451cm" svg:y2="6.82cm" draw:start-shape="id1" draw:start-glue-point="8" draw:end-shape="id2" draw:end-glue-point="4" svg:d="M16950 3600v1700h-12499v1520" svg:viewBox="0 0 12500 3221">
          <text:p/>
        </draw:connector>
        <draw:connector draw:style-name="gr1" draw:text-style-name="P1" draw:layer="layout" svg:x1="16.95cm" svg:y1="3.6cm" svg:x2="16.251cm" svg:y2="6.951cm" draw:start-shape="id1" draw:start-glue-point="8" draw:end-shape="id3" draw:end-glue-point="4" svg:d="M16950 3600v1676h-699v1675" svg:viewBox="0 0 700 3352">
          <text:p/>
        </draw:connector>
        <draw:connector draw:style-name="gr2" draw:text-style-name="P1" draw:layer="layout" svg:x1="6.801cm" svg:y1="7.846cm" svg:x2="8.1cm" svg:y2="7.846cm" draw:start-shape="id2" draw:start-glue-point="10" draw:end-shape="id4" draw:end-glue-point="6" svg:d="M6801 7846h1299" svg:viewBox="0 0 1300 1">
          <text:p/>
        </draw:connector>
        <draw:connector draw:style-name="gr2" draw:text-style-name="P1" draw:layer="layout" draw:line-skew="-0.076cm" svg:x1="16.95cm" svg:y1="3.6cm" svg:x2="21.251cm" svg:y2="6.951cm" draw:start-shape="id1" draw:start-glue-point="8" draw:end-shape="id5" draw:end-glue-point="4" svg:d="M16950 3600v1600h4301v1751" svg:viewBox="0 0 4302 3352">
          <text:p/>
        </draw:connector>
        <draw:connector draw:style-name="gr2" draw:text-style-name="P1" draw:layer="layout" draw:line-skew="5.528cm" svg:x1="4.451cm" svg:y1="8.871cm" svg:x2="17.772cm" svg:y2="8.488cm" draw:start-shape="id2" draw:start-glue-point="8" draw:end-shape="id3" draw:end-glue-point="9" svg:d="M4451 8871v6029h13321v-6412" svg:viewBox="0 0 13322 6413">
          <text:p/>
        </draw:connector>
        <draw:custom-shape draw:style-name="gr3" draw:text-style-name="P3" xml:id="id1" draw:id="id1" draw:layer="layout" svg:width="4.3cm" svg:height="1.8cm" svg:x="14.8cm" svg:y="1.8cm">
          <text:p text:style-name="P2">Ho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4.3cm" svg:height="1.8cm" svg:x="19.101cm" svg:y="6.951cm">
          <text:p text:style-name="P2">Add to 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4.701cm" svg:height="2.051cm" svg:x="2.1cm" svg:y="6.82cm">
          <text:p text:style-name="P2">Travel Ag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4.3cm" svg:height="1.8cm" svg:x="14.101cm" svg:y="6.951cm">
          <text:p text:style-name="P2">Hote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4.701cm" svg:height="2.051cm" svg:x="8.1cm" svg:y="6.82cm">
          <text:p text:style-name="P2">Holiday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101cm" svg:y1="7.851cm" svg:x2="12.801cm" svg:y2="7.846cm" draw:start-shape="id3" draw:start-glue-point="6" draw:end-shape="id4" draw:end-glue-point="10" svg:d="M14101 7851h-650v-5h-650" svg:viewBox="0 0 1301 6">
          <text:p/>
        </draw:connector>
        <draw:connector draw:style-name="gr2" draw:text-style-name="P1" draw:layer="layout" svg:x1="16.95cm" svg:y1="3.6cm" svg:x2="10.451cm" svg:y2="6.82cm" draw:start-shape="id1" draw:start-glue-point="8" draw:end-shape="id4" draw:end-glue-point="4" svg:d="M16950 3600v1610h-6499v1610" svg:viewBox="0 0 6500 3221">
          <text:p/>
        </draw:connector>
        <draw:connector draw:style-name="gr2" draw:text-style-name="P1" draw:layer="layout" draw:line-skew="5.528cm" svg:x1="4.451cm" svg:y1="8.871cm" svg:x2="12.113cm" svg:y2="8.571cm" draw:start-shape="id2" draw:start-glue-point="8" draw:end-shape="id4" draw:end-glue-point="9" svg:d="M4451 8871v6029h7662v-6329" svg:viewBox="0 0 7663 6330">
          <text:p/>
        </draw:connector>
        <draw:connector draw:style-name="gr2" draw:text-style-name="P1" draw:layer="layout" draw:line-skew="2.728cm" svg:x1="16.251cm" svg:y1="8.751cm" svg:x2="10.451cm" svg:y2="8.871cm" draw:start-shape="id3" draw:start-glue-point="8" draw:end-shape="id4" draw:end-glue-point="8" svg:d="M16251 8751v3349h-5800v-3229" svg:viewBox="0 0 5801 3350">
          <text:p/>
        </draw:connector>
        <draw:custom-shape draw:style-name="gr5" draw:text-style-name="P3" xml:id="id6" draw:id="id6" draw:layer="layout" svg:width="7.401cm" svg:height="2.051cm" svg:x="1.599cm" svg:y="16.849cm">
          <text:p text:style-name="P2">Add new Travel 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7" draw:id="id7" draw:layer="layout" svg:width="7.401cm" svg:height="2.051cm" svg:x="9.8cm" svg:y="16.85cm">
          <text:p text:style-name="P2">Add new Holid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8" draw:id="id8" draw:layer="layout" svg:width="7.401cm" svg:height="2.051cm" svg:x="18.099cm" svg:y="16.849cm">
          <text:p text:style-name="P2">Add new Hot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3cm" svg:x1="21.251cm" svg:y1="8.751cm" svg:x2="5.3cm" svg:y2="16.849cm" draw:start-shape="id5" draw:start-glue-point="8" draw:end-shape="id6" draw:end-glue-point="4" svg:d="M21251 8751v7049h-15951v1049" svg:viewBox="0 0 15952 8099">
          <text:p/>
        </draw:connector>
        <draw:connector draw:style-name="gr2" draw:text-style-name="P1" draw:layer="layout" draw:line-skew="2.999cm" svg:x1="21.251cm" svg:y1="8.751cm" svg:x2="13.501cm" svg:y2="16.85cm" draw:start-shape="id5" draw:start-glue-point="8" draw:end-shape="id7" draw:end-glue-point="4" svg:d="M21251 8751v7049h-7750v1050" svg:viewBox="0 0 7751 8100">
          <text:p/>
        </draw:connector>
        <draw:connector draw:style-name="gr2" draw:text-style-name="P1" draw:layer="layout" draw:line-skew="3.1cm" svg:x1="21.251cm" svg:y1="8.751cm" svg:x2="21.799cm" svg:y2="16.849cm" draw:start-shape="id5" draw:start-glue-point="8" draw:end-shape="id8" svg:d="M21251 8751v7149h548v949" svg:viewBox="0 0 549 80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12:00:59.504447000</meta:creation-date>
    <meta:generator>LibreOffice/5.2.6.2$MacOSX_X86_64 LibreOffice_project/a3100ed2409ebf1c212f5048fbe377c281438fdc</meta:generator>
    <dc:date>2017-06-16T14:43:15.162097000</dc:date>
    <meta:editing-duration>PT23M57S</meta:editing-duration>
    <meta:editing-cycles>5</meta:editing-cycles>
    <meta:document-statistic meta:object-count="20"/>
  </office:meta>
</office:document-meta>
</file>